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3.86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fo:font-family="'Liberation Sans'" style:font-family-generic="swiss" style:font-pitch="variable"/>
    </style:style>
    <style:style style:name="P2" style:family="paragraph">
      <style:text-properties fo:color="#ffffff" fo:font-size="32pt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color="#ffffff" fo:font-family="'Liberation Sans'" style:font-family-generic="swiss" style:font-pitch="variable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Randomness in Testing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2013-09-2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ormal testing: try edge cases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asy when you have a geometric picture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“Fuzz testing” for difficult edges</text:p>
          </draw:text-box>
        </draw:frame>
        <draw:frame presentation:style-name="pr5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Fuzz testing kata example</text:p>
          </draw:text-box>
        </draw:frame>
        <draw:frame presentation:style-name="pr5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ote: fuzz tests generally more simple-minded</text:p>
          </draw:text-box>
        </draw:frame>
        <draw:frame presentation:style-name="pr5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NOT supported by rspec in any way</text:p>
          </draw:text-box>
        </draw:frame>
        <draw:frame presentation:style-name="pr5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nother use for randomness: test order</text:p>
          </draw:text-box>
        </draw:frame>
        <draw:frame presentation:style-name="pr5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est order kata example</text:p>
          </draw:text-box>
        </draw:frame>
        <draw:frame presentation:style-name="pr5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ources of test interdependence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databases</text:p>
              </text:list-item>
              <text:list-item>
                <text:p>global variables</text:p>
              </text:list-item>
              <text:list-item>
                <text:p>files</text:p>
              </text:list-item>
              <text:list-item>
                <text:p>external AP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spec --order rand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not the defaul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en a test randomly fails...</text:p>
          </draw:text-box>
        </draw:frame>
        <draw:frame presentation:style-name="pr5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andom seeds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re-use the seed when tests fail</text:p>
              </text:list-item>
              <text:list-item>
                <text:p>write a test that always f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spec --seed 1234</text:p>
          </draw:text-box>
        </draw:frame>
        <draw:frame presentation:style-name="pr5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Using RSpec seed with Rand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srand RSpec.configuration.se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utting it together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automatically re-use the se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ther random examples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Code mutation</text:p>
              </text:list-item>
              <text:list-item>
                <text:p>Unavoidable randomness (network, threads)</text:p>
              </text:list-item>
              <text:list-item>
                <text:p>Testing random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21:50:28.86</meta:creation-date>
    <meta:editing-duration>P2DT4H44M18S</meta:editing-duration>
    <meta:editing-cycles>174</meta:editing-cycles>
    <dc:date>2013-09-22T12:07:07.76</dc:date>
    <meta:generator>OpenOffice.org/3.4$Win32 OpenOffice.org_project/340m1$Build-9590</meta:generator>
    <meta:document-statistic meta:object-count="85"/>
  </office:meta>
</office:document-meta>
</file>